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4.778cm" fo:min-width="11.196cm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svg:stroke-width="0.081cm" svg:stroke-color="#bf0041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8cm" svg:height="5.08cm" svg:x="4.492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92cm" svg:y1="8.62cm" svg:x2="16.24cm" svg:y2="13.7cm">
          <text:p/>
        </draw:line>
        <draw:line draw:style-name="gr2" draw:text-style-name="P1" draw:layer="layout" svg:x1="4.48cm" svg:y1="13.7cm" svg:x2="10.347cm" svg:y2="11.16cm">
          <text:p/>
        </draw:line>
        <draw:line draw:style-name="gr3" draw:text-style-name="P1" draw:layer="layout" svg:x1="4.492cm" svg:y1="8.62cm" svg:x2="10.309cm" svg:y2="11.151cm">
          <text:p/>
        </draw:line>
        <draw:custom-shape draw:style-name="gr4" draw:text-style-name="P2" draw:layer="layout" svg:width="0.279cm" svg:height="0.279cm" svg:x="4.404cm" svg:y="8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79cm" svg:height="0.279cm" svg:x="16.104cm" svg:y="8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79cm" svg:height="0.279cm" svg:x="16.104cm" svg:y="1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79cm" svg:height="0.279cm" svg:x="4.404cm" svg:y="1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79cm" svg:height="0.279cm" svg:x="10.204cm" svg:y="1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635cm" svg:height="0.962cm" svg:x="3.692cm" svg:y="7.667cm">
          <draw:text-box>
            <text:p>A</text:p>
          </draw:text-box>
        </draw:frame>
        <draw:frame draw:style-name="gr5" draw:text-style-name="P3" draw:layer="layout" svg:width="0.635cm" svg:height="0.962cm" svg:x="16.34cm" svg:y="13.373cm">
          <draw:text-box>
            <text:p>B</text:p>
          </draw:text-box>
        </draw:frame>
        <draw:frame draw:style-name="gr5" draw:text-style-name="P3" draw:layer="layout" svg:width="0.635cm" svg:height="0.962cm" svg:x="10.107cm" svg:y="10.207cm">
          <draw:text-box>
            <text:p>C</text:p>
          </draw:text-box>
        </draw:frame>
        <draw:frame draw:style-name="gr5" draw:text-style-name="P3" draw:layer="layout" svg:width="0.635cm" svg:height="0.962cm" svg:x="15.922cm" svg:y="7.658cm">
          <draw:text-box>
            <text:p>D</text:p>
          </draw:text-box>
        </draw:frame>
        <draw:line draw:style-name="gr6" draw:text-style-name="P1" draw:layer="layout" svg:x1="4.81cm" svg:y1="8.102cm" svg:x2="15.922cm" svg:y2="8.102cm">
          <text:p/>
        </draw:line>
        <draw:line draw:style-name="gr7" draw:text-style-name="P1" draw:layer="layout" svg:x1="16.875cm" svg:y1="8.302cm" svg:x2="16.875cm" svg:y2="13.38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20:59:31.702725379</meta:creation-date>
    <dc:date>2025-09-30T21:10:09.115115070</dc:date>
    <meta:editing-duration>PT10M38S</meta:editing-duration>
    <meta:editing-cycles>2</meta:editing-cycles>
    <meta:generator>LibreOffice/25.2.3.2$Linux_X86_64 LibreOffice_project/520$Build-2</meta:generator>
    <meta:document-statistic meta:object-count="15"/>
  </office:meta>
</office:document-meta>
</file>